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6699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left" draw:textarea-vertical-align="top" draw:auto-grow-height="false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 style:font-name="Ubuntu Light" fo:font-size="10pt" fo:font-weight="bold" style:font-size-asian="8pt" style:font-weight-asian="bold" style:font-size-complex="8pt" style:font-weight-complex="bold"/>
    </style:style>
    <style:style style:name="P2" style:family="paragraph">
      <style:paragraph-properties fo:text-align="center"/>
      <style:text-properties fo:color="#000066" style:text-line-through-style="none" style:text-line-through-type="none" style:font-name="Ubuntu Light" fo:font-size="10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color="#000066" style:font-name="Ubuntu Light" fo:font-size="10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000066" style:text-line-through-style="none" style:text-line-through-type="none" style:font-name="Ubuntu Light" fo:font-size="10pt" style:font-size-asian="8pt" style:font-size-complex="8pt"/>
    </style:style>
    <style:style style:name="P5" style:family="paragraph">
      <style:paragraph-properties fo:text-align="center"/>
      <style:text-properties fo:color="#000066" style:font-name="Ubuntu Light" fo:font-size="10pt" style:font-size-asian="8pt" style:font-size-complex="8pt"/>
    </style:style>
    <style:style style:name="T1" style:family="text">
      <style:text-properties style:font-name="Ubuntu Light" fo:font-weight="bold" style:font-size-asian="8pt" style:font-weight-asian="bold" style:font-size-complex="8pt" style:font-weight-complex="bold"/>
    </style:style>
    <style:style style:name="T2" style:family="text">
      <style:text-properties fo:color="#000066" style:font-name="Ubuntu Light" fo:font-size="10pt" fo:font-weight="bold" style:font-size-asian="8pt" style:font-weight-asian="bold" style:font-size-complex="8pt" style:font-weight-complex="bold"/>
    </style:style>
    <style:style style:name="T3" style:family="text">
      <style:text-properties fo:color="#000066" style:font-name="Ubuntu Light" fo:font-weight="bold" style:font-size-asian="8pt" style:font-weight-asian="bold" style:font-size-complex="8pt" style:font-weight-complex="bold"/>
    </style:style>
    <style:style style:name="T4" style:family="text">
      <style:text-properties style:font-name="Ubuntu Light" fo:font-size="10pt" style:font-size-asian="8pt" style:font-size-complex="8pt"/>
    </style:style>
    <style:style style:name="T5" style:family="text">
      <style:text-properties style:font-name="Ubuntu Ligh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636cm" svg:height="1.27cm" svg:x="9.144cm" svg:y="13.97cm">
          <text:p text:style-name="P1"><text:span text:style-name="T1">ubuntu:preci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2.54cm" svg:x="9.144cm" svg:y="11.43cm">
          <text:p text:style-name="P2"><text:span text:style-name="T2">cdh4-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2.286cm" svg:x="9.144cm" svg:y="9.144cm">
          <text:p text:style-name="P3"><text:span text:style-name="T3">cdh4-pdsn-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524cm" svg:x="9.398cm" svg:y="12.192cm">
          <text:p text:style-name="P4"><text:span text:style-name="T4">oracle:java</text:span></text:p>
          <text:p text:style-name="P4"><text:span text:style-name="T4">JDK 1.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524cm" svg:x="13.462cm" svg:y="12.192cm">
          <text:p text:style-name="P4"><text:span text:style-name="T4">Cloudera</text:span></text:p>
          <text:p text:style-name="P4"><text:span text:style-name="T4">One-click packag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128cm" svg:height="1.27cm" svg:x="9.398cm" svg:y="9.906cm">
          <text:p text:style-name="P5"><text:span text:style-name="T5">hadoop-0.20-conf-pseud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2.54cm" svg:x="9.144cm" svg:y="6.604cm">
          <text:p text:style-name="P3"><text:span text:style-name="T3">cdh4-pdsn-hd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2.286cm" svg:x="9.144cm" svg:y="4.318cm">
          <text:p text:style-name="P3"><text:span text:style-name="T3">cdh4-pdsn-mr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9.398cm" svg:y="7.62cm">
          <text:p text:style-name="P4"><text:span text:style-name="T4">name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4.986cm" svg:y="7.62cm">
          <text:p text:style-name="P4"><text:span text:style-name="T4">data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2.192cm" svg:y="7.62cm">
          <text:p text:style-name="P4"><text:span text:style-name="T4">secondary</text:span></text:p>
          <text:p text:style-name="P4"><text:span text:style-name="T4">name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27cm" svg:x="9.398cm" svg:y="5.08cm">
          <text:p text:style-name="P4"><text:span text:style-name="T4">job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13.716cm" svg:y="5.08cm">
          <text:p text:style-name="P4"><text:span text:style-name="T4">tasktrack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3:50:07.963831765</meta:creation-date>
    <dc:date>2015-04-16T00:44:58.235243219</dc:date>
    <meta:editing-duration>PT43M</meta:editing-duration>
    <meta:editing-cycles>4</meta:editing-cycles>
    <meta:generator>LibreOffice/4.2.7.2$Linux_X86_64 LibreOffice_project/420m0$Build-2</meta:generator>
    <meta:document-statistic meta:object-count="36"/>
  </office:meta>
</office:document-meta>
</file>